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ANTIAGO ILLATOPA, ALDAIR LE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389505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930818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ANTIAGO ILLATOPA, ALDAIR LE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389505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930818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389505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1/08/2021</text:p>
          </table:table-cell>
          <table:table-cell table:style-name="Tabla2.A3" office:value-type="string">
            <text:p text:style-name="P22">61820123</text:p>
          </table:table-cell>
          <table:table-cell table:style-name="Tabla2.D3" office:value-type="string">
            <text:p text:style-name="P23">1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19:59:1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